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327cm" fo:margin-left="0.159cm" table:align="left"/>
    </style:style>
    <style:style style:name="Tabla1.A" style:family="table-column">
      <style:table-column-properties style:column-width="1.792cm"/>
    </style:style>
    <style:style style:name="Tabla1.B" style:family="table-column">
      <style:table-column-properties style:column-width="1.951cm"/>
    </style:style>
    <style:style style:name="Tabla1.C" style:family="table-column">
      <style:table-column-properties style:column-width="2.083cm"/>
    </style:style>
    <style:style style:name="Tabla1.D" style:family="table-column">
      <style:table-column-properties style:column-width="1.501cm"/>
    </style:style>
    <style:style style:name="Tabla1.A1" style:family="table-cell">
      <style:table-cell-properties style:vertical-align="middle" fo:background-color="#ffffff" fo:padding-left="0.159cm" fo:padding-right="0.185cm" fo:padding-top="0.049cm" fo:padding-bottom="0.049cm" fo:border="0.25pt solid #000001">
        <style:background-image/>
      </style:table-cell-properties>
    </style:style>
    <style:style style:name="P1" style:family="paragraph" style:parent-style-name="Text_20_body">
      <style:paragraph-properties fo:margin-top="0cm" fo:margin-bottom="0.494cm" loext:contextual-spacing="false"/>
      <style:text-properties fo:color="#000000" style:font-name="Times New Roman" style:font-name-complex="Times New Roman"/>
    </style:style>
    <style:style style:name="P2" style:family="paragraph" style:parent-style-name="Text_20_body">
      <style:paragraph-properties fo:margin-top="0cm" fo:margin-bottom="0.494cm" loext:contextual-spacing="false"/>
      <style:text-properties fo:color="#000000" style:font-name="Times New Roman" fo:font-size="19.5pt" style:font-size-asian="19.5pt" style:font-name-complex="Times New Roman"/>
    </style:style>
    <style:style style:name="P3" style:family="paragraph" style:parent-style-name="Text_20_body">
      <style:paragraph-properties fo:margin-top="0cm" fo:margin-bottom="0.353cm" loext:contextual-spacing="false"/>
      <style:text-properties style:font-name="Times New Roman" style:font-name-complex="Times New Roman"/>
    </style:style>
    <style:style style:name="P4" style:family="paragraph" style:parent-style-name="Text_20_body">
      <style:paragraph-properties fo:margin-top="0cm" fo:margin-bottom="0.353cm" loext:contextual-spacing="false" fo:line-height="137%"/>
      <style:text-properties style:font-name="Times New Roman" style:font-name-complex="Times New Roman"/>
    </style:style>
    <style:style style:name="P5" style:family="paragraph" style:parent-style-name="Table_20_Contents">
      <style:paragraph-properties fo:margin-top="0.176cm" fo:margin-bottom="0.176cm" loext:contextual-spacing="false" fo:line-height="120%" fo:text-align="end" style:justify-single-word="false"/>
      <style:text-properties fo:color="#000000" style:font-name="Times New Roman" style:font-name-complex="Times New Roman"/>
    </style:style>
    <style:style style:name="P6" style:family="paragraph" style:parent-style-name="Table_20_Contents">
      <style:paragraph-properties fo:margin-top="0cm" fo:margin-bottom="0.176cm" loext:contextual-spacing="false" fo:line-height="120%" fo:text-align="end" style:justify-single-word="false"/>
      <style:text-properties style:font-name="Times New Roman" style:font-name-complex="Times New Roman"/>
    </style:style>
    <style:style style:name="P7" style:family="paragraph" style:parent-style-name="Standard">
      <style:text-properties fo:color="#000000" style:font-name="Times New Roman" fo:font-size="15.5pt" style:text-underline-style="solid" style:text-underline-width="auto" style:text-underline-color="font-color" fo:font-weight="bold" style:text-underline-mode="continuous" style:text-overline-mode="continuous" style:text-line-through-mode="continuous" style:font-size-asian="15.5pt" style:font-weight-asian="bold" style:font-name-complex="Times New Roman"/>
    </style:style>
    <style:style style:name="P8" style:family="paragraph" style:parent-style-name="Standard">
      <style:text-properties style:font-name="Times New Roman" style:font-name-complex="Times New Roman"/>
    </style:style>
    <style:style style:name="P9" style:family="paragraph" style:parent-style-name="Standard">
      <style:paragraph-properties fo:line-height="115%"/>
      <style:text-properties style:font-name="Times New Roman" style:font-name-complex="Times New Roman"/>
    </style:style>
    <style:style style:name="P10" style:family="paragraph" style:parent-style-name="Standard">
      <style:paragraph-properties fo:line-height="115%"/>
    </style:style>
    <style:style style:name="P11" style:family="paragraph" style:parent-style-name="Text_20_body">
      <style:text-properties fo:color="#000000" style:font-name="Times New Roman" fo:font-size="15.5pt" style:text-underline-style="solid" style:text-underline-width="auto" style:text-underline-color="font-color" fo:font-weight="bold" style:text-underline-mode="continuous" style:text-overline-mode="continuous" style:text-line-through-mode="continuous" style:font-size-asian="15.5pt" style:font-weight-asian="bold" style:font-name-complex="Times New Roman"/>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fo:color="#00000a"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4" style:family="paragraph" style:parent-style-name="Text_20_body">
      <style:paragraph-properties fo:margin-left="0cm" fo:margin-right="0cm" fo:margin-top="0cm" fo:margin-bottom="0cm" loext:contextual-spacing="false" fo:text-indent="1.249cm" style:auto-text-indent="false"/>
      <style:text-properties fo:color="#00000a" style:font-name="Times New Roman" fo:font-weight="bold" style:font-weight-asian="bold" style:font-name-complex="Times New Roman"/>
    </style:style>
    <style:style style:name="P15" style:family="paragraph" style:parent-style-name="Normal_20__28_Web_29_">
      <style:paragraph-properties fo:margin-left="0cm" fo:margin-right="0cm" fo:margin-top="0cm" fo:margin-bottom="0cm" loext:contextual-spacing="false" fo:text-indent="1.249cm" style:auto-text-indent="false"/>
      <style:text-properties fo:color="#00000a"/>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fo:color="#00000a"/>
    </style:style>
    <style:style style:name="P18" style:family="paragraph" style:parent-style-name="Text_20_body">
      <style:paragraph-properties fo:margin-top="0cm" fo:margin-bottom="0cm" loext:contextual-spacing="false"/>
      <style:text-properties fo:color="#00000a" style:font-name="Times New Roman" fo:font-weight="bold" style:font-weight-asian="bold" style:font-name-complex="Times New Roman"/>
    </style:style>
    <style:style style:name="P19" style:family="paragraph" style:parent-style-name="Normal_20__28_Web_29_">
      <style:paragraph-properties fo:margin-top="0cm" fo:margin-bottom="0cm" loext:contextual-spacing="false" fo:line-height="115%"/>
    </style:style>
    <style:style style:name="P20" style:family="paragraph" style:parent-style-name="Text_20_body">
      <style:paragraph-properties fo:margin-left="0cm" fo:margin-right="0cm" fo:margin-top="0cm" fo:margin-bottom="0cm" loext:contextual-spacing="false" fo:text-indent="1.251cm" style:auto-text-indent="false"/>
    </style:style>
    <style:style style:name="P21" style:family="paragraph" style:parent-style-name="Text_20_body">
      <style:paragraph-properties fo:margin-left="0cm" fo:margin-right="0cm" fo:margin-top="0cm" fo:margin-bottom="0cm" loext:contextual-spacing="false" fo:text-indent="1.251cm" style:auto-text-indent="false"/>
      <style:text-properties fo:color="#00000a"/>
    </style:style>
    <style:style style:name="P22" style:family="paragraph" style:parent-style-name="Text_20_body">
      <style:paragraph-properties fo:margin-left="0cm" fo:margin-right="0cm" fo:text-indent="1.251cm" style:auto-text-indent="false"/>
    </style:style>
    <style:style style:name="P23" style:family="paragraph" style:parent-style-name="Text_20_body">
      <style:paragraph-properties fo:margin-left="0cm" fo:margin-right="0cm" fo:text-indent="1.251cm" style:auto-text-indent="false"/>
      <style:text-properties fo:color="#000000" fo:font-weight="bold" style:font-weight-asian="bold" style:font-weight-complex="bold"/>
    </style:style>
    <style:style style:name="P24" style:family="paragraph" style:parent-style-name="Normal">
      <style:paragraph-properties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fo:hyphenate="true"/>
    </style:style>
    <style:style style:name="P25" style:family="paragraph" style:parent-style-name="Normal_20__28_Web_29_">
      <style:paragraph-properties fo:margin-top="0cm" fo:margin-bottom="0.282cm" loext:contextual-spacing="false"/>
    </style:style>
    <style:style style:name="P26" style:family="paragraph" style:parent-style-name="Text_20_body" style:master-page-name="MP0">
      <style:paragraph-properties fo:margin-top="0.176cm" fo:margin-bottom="0.494cm" loext:contextual-spacing="false" style:page-number="auto" fo:break-before="page"/>
      <style:text-properties fo:color="#000000" style:font-name="Times New Roman" fo:font-size="18pt" style:font-size-asian="18pt" style:font-name-complex="Times New Roman"/>
    </style:style>
    <style:style style:name="P27" style:family="paragraph" style:parent-style-name="Text_20_body">
      <style:text-properties fo:color="#00000a"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8" style:family="paragraph" style:parent-style-name="Text_20_body">
      <style:text-properties fo:font-size="16pt" fo:font-style="normal" style:text-underline-style="solid" style:text-underline-width="auto" style:text-underline-color="font-color" fo:font-weight="bold" officeooo:rsid="001edce6" officeooo:paragraph-rsid="001edce6" style:font-size-asian="16pt" style:font-style-asian="normal" style:font-weight-asian="bold" style:font-size-complex="16pt" style:font-style-complex="normal" style:font-weight-complex="bold"/>
    </style:style>
    <style:style style:name="P29" style:family="paragraph" style:parent-style-name="Text_20_body">
      <style:text-properties fo:font-weight="bold" officeooo:rsid="0019e7d1" officeooo:paragraph-rsid="0019e7d1" style:font-weight-asian="bold" style:font-weight-complex="bold"/>
    </style:style>
    <style:style style:name="P30" style:family="paragraph" style:parent-style-name="Text_20_body">
      <style:text-properties officeooo:rsid="001788fd" officeooo:paragraph-rsid="001788fd"/>
    </style:style>
    <style:style style:name="P31" style:family="paragraph" style:parent-style-name="Text_20_body">
      <style:text-properties officeooo:rsid="0017fa7b" officeooo:paragraph-rsid="0017fa7b"/>
    </style:style>
    <style:style style:name="P32" style:family="paragraph" style:parent-style-name="Text_20_body">
      <style:text-properties officeooo:rsid="0018e6c5" officeooo:paragraph-rsid="0018e6c5"/>
    </style:style>
    <style:style style:name="P33" style:family="paragraph" style:parent-style-name="Text_20_body">
      <style:text-properties officeooo:rsid="0019e7d1" officeooo:paragraph-rsid="0019e7d1"/>
    </style:style>
    <style:style style:name="P34" style:family="paragraph" style:parent-style-name="Text_20_body">
      <style:text-properties officeooo:rsid="001b05d1" officeooo:paragraph-rsid="001b05d1"/>
    </style:style>
    <style:style style:name="P35" style:family="paragraph" style:parent-style-name="Text_20_body">
      <style:text-properties fo:font-weight="normal" officeooo:rsid="001b05d1" officeooo:paragraph-rsid="001b05d1" style:font-weight-asian="normal" style:font-weight-complex="normal"/>
    </style:style>
    <style:style style:name="P36" style:family="paragraph" style:parent-style-name="Text_20_body">
      <style:text-properties fo:font-weight="normal" officeooo:rsid="001b9d07" officeooo:paragraph-rsid="001b9d07" style:font-weight-asian="normal" style:font-weight-complex="normal"/>
    </style:style>
    <style:style style:name="P37" style:family="paragraph" style:parent-style-name="Text_20_body">
      <style:text-properties fo:font-style="normal" fo:font-weight="normal" officeooo:rsid="001b9d07" officeooo:paragraph-rsid="001b9d07" style:font-style-asian="normal" style:font-weight-asian="normal" style:font-style-complex="normal" style:font-weight-complex="normal"/>
    </style:style>
    <style:style style:name="P38" style:family="paragraph" style:parent-style-name="Text_20_body">
      <style:text-properties fo:font-style="normal" fo:font-weight="normal" officeooo:rsid="001b9d07" officeooo:paragraph-rsid="001d2994" style:font-style-asian="normal" style:font-weight-asian="normal" style:font-style-complex="normal" style:font-weight-complex="normal"/>
    </style:style>
    <style:style style:name="P39" style:family="paragraph" style:parent-style-name="Text_20_body">
      <style:text-properties fo:font-size="12pt" fo:font-style="normal" style:text-underline-style="none" fo:font-weight="normal" officeooo:rsid="001edce6" officeooo:paragraph-rsid="001edce6" style:font-size-asian="10.5pt" style:font-style-asian="normal" style:font-weight-asian="normal" style:font-size-complex="12pt" style:font-style-complex="normal" style:font-weight-complex="normal"/>
    </style:style>
    <style:style style:name="T1" style:family="text">
      <style:text-properties style:font-name="Times New Roman" style:font-name-complex="Times New Roman"/>
    </style:style>
    <style:style style:name="T2" style:family="text">
      <style:text-properties style:font-name="Times New Roman" fo:font-style="italic" style:font-style-asian="italic" style:font-name-complex="Times New Roman" style:font-style-complex="italic"/>
    </style:style>
    <style:style style:name="T3" style:family="text">
      <style:text-properties fo:color="#00000a"/>
    </style:style>
    <style:style style:name="T4" style:family="text">
      <style:text-properties fo:color="#00000a" style:font-name="Times New Roman" style:letter-kerning="false" style:font-name-asian="Times New Roman" style:language-asian="es" style:country-asian="ES" style:font-name-complex="Times New Roman" style:language-complex="ar" style:country-complex="SA"/>
    </style:style>
    <style:style style:name="T5" style:family="text">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officeooo:rsid="0015ed92"/>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b05d1" style:font-weight-asian="normal" style:font-weight-complex="normal"/>
    </style:style>
    <style:style style:name="T12" style:family="text">
      <style:text-properties style:text-position="super 58%"/>
    </style:style>
    <style:style style:name="T13"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docs-internal-guid-d4b163ce-c61b-57f4-bb"/>Análisis de Algoritmos 2016/2017</text:p>
      <text:p text:style-name="P1"> </text:p>
      <text:p text:style-name="P3"/>
      <text:p text:style-name="P3"/>
      <text:p text:style-name="P2">Práctica 3</text:p>
      <text:p text:style-name="P1"> </text:p>
      <text:p text:style-name="P3"/>
      <text:p text:style-name="P3"/>
      <text:p text:style-name="P3"/>
      <text:p text:style-name="P1">Litzy Tatiana Rochas Ávila y Lucía Colmenarejo Pérez,  1201.</text:p>
      <text:p text:style-name="P3"/>
      <text:p text:style-name="P3"/>
      <text:p text:style-name="P3"/>
      <text:p text:style-name="P3"/>
      <text:p text:style-name="P3"/>
      <text:p text:style-name="P3"/>
      <text:p text:style-name="P3"/>
      <text:p text:style-name="P3"/>
      <text:p text:style-name="P3"/>
      <text:p text:style-name="P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Código</text:p>
          </table:table-cell>
          <table:table-cell table:style-name="Tabla1.A1" office:value-type="string">
            <text:p text:style-name="P5">Gráficas</text:p>
          </table:table-cell>
          <table:table-cell table:style-name="Tabla1.A1" office:value-type="string">
            <text:p text:style-name="P5">Memoria</text:p>
          </table:table-cell>
          <table:table-cell table:style-name="Tabla1.A1" office:value-type="string">
            <text:p text:style-name="P5">Total</text:p>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
      <text:p text:style-name="P4"/>
      <text:p text:style-name="P4"/>
      <text:p text:style-name="P4"/>
      <text:p text:style-name="P4"/>
      <text:p text:style-name="P4"><text:soft-page-break/></text:p>
      <text:p text:style-name="P7"><text:bookmark text:name="docs-internal-guid-d4b163ce-c61b-bd96-a3"/>1. Introducción  y  objetivos:</text:p>
      <text:p text:style-name="P8"/>
      <text:p text:style-name="P9"><text:tab/>En esta tercera y últma práctica hemos visto como diseñar y analizar el algoritmo de búsqueda sobre diccionarios. También ,o que hemos hecho ha sido determinar experimentalmente el tiempo medio de búsqueda de elementos en un diccionario que emplea como tipo de datos una tabla.</text:p>
      <text:p text:style-name="P9"/>
      <text:p text:style-name="P10"><text:span text:style-name="Fuente_20_de_20_párrafo_20_predeter."><text:span text:style-name="T1"><text:tab/>Lo primero que hemos hecho de todo ha sido implementar el TAD diccionario que está definido en busqueda.h. <text:s/>Para ello nos hemos servido de una estructura DICC utilizada para implementar in diccionario empleando una tabla, ya sea ordenada o desordenada. Esta estructura está compuesta por un entero </text:span></text:span><text:span text:style-name="Fuente_20_de_20_párrafo_20_predeter."><text:span text:style-name="T2">tamanio</text:span></text:span><text:span text:style-name="Fuente_20_de_20_párrafo_20_predeter."><text:span text:style-name="T1"> (indica el tamaño de nuestra tabla), un entero </text:span></text:span><text:span text:style-name="Fuente_20_de_20_párrafo_20_predeter."><text:span text:style-name="T2">n_datos</text:span></text:span><text:span text:style-name="Fuente_20_de_20_párrafo_20_predeter."><text:span text:style-name="T1"> (que es el número de datos de nuestra tabla), un tipo char llamado </text:span></text:span><text:span text:style-name="Fuente_20_de_20_párrafo_20_predeter."><text:span text:style-name="T2">orden</text:span></text:span><text:span text:style-name="Fuente_20_de_20_párrafo_20_predeter."><text:span text:style-name="T1"> (nos indicará si nuestra tabla está ordenada o desordenada) y , por último, un array de enteros llamado</text:span></text:span><text:span text:style-name="Fuente_20_de_20_párrafo_20_predeter."><text:span text:style-name="T2"> tabla</text:span></text:span><text:span text:style-name="Fuente_20_de_20_párrafo_20_predeter."><text:span text:style-name="T1"> (será nuestra tabla de datos). <text:s/>Hemos de señalar que otra parte muy importante que hemos tenido que utilizar ha sido pfunc_busqueda que es un puntero a la función de búsqueda que corresponde con las declaraciones de búsqueda de bbin (es búsqueda binaria) , blin (es búsqueda lineal) y blin_auto (es búsqueda lineal auto-organizada).</text:span></text:span></text:p>
      <text:p text:style-name="P9"/>
      <text:p text:style-name="P9"><text:tab/>En el primer ejercicio el objetivo a alcanzar era que teniamos que comprobar el correcto funcionamiento tanto de la búsueda binaria como de búsquead lineal sobre una tabla ordenada. Antes de llegar a esta comprobación, hemos tenido que implementar ocho funciones. La primera que implementamos fue <text:s/>ini_diccionario, la cual crea un diccionario vacío, sin datos, del tipo indicado por sus agumentos (tamanio indica el tamaño inicial que deseamos darle al diccionario y orden indica el tamaño usando las constantes ORDENADO Y NO_ORDENADO si empleamos una tabla ordenado o desordenada como estructura de datos). La segunda fue <text:s/>libera_diccionario que hemos hecho de tal forma que libere toda la memoria reservada por las rutinas del TAD diccionario. En tercer lugar, hicimos <text:s/>inserta_diccionario, que introduce el elemento clave en la posición clave del diccionario definido por pdicc en función del valor que le hayamos dado al campo orden. Si el valor del campo orden es <text:s/>NO_ORDENADO se insertará al final de la tabla; si es ORDENADO, la rutina lo insertará en la posición adecuada de tal forma que preserve el orden de la tabla, es decir, lo insertará al final y lo irá comparando con los datos anteriores de tal manera que se acabará insertando en su posición correcta (sin la utilización de la función de la práctica anterior de InserSort). La siguiente función que programamos fue la de insercio_masiva_diccionario, la cual inserta todas las claves (que han sido pasadas como parámetro de la funcion mediante un array de enteros) haciendo sucesivas llamadas a la funcion de inserta_diccionario. En quinto luegar hicimos una función llamada busca_diccionario, que como su proprio nombre indica, buscará una clave en el diccionario definido por pdicc usando la rutina epecificada por metodo(parametr que le pasamos como argumento) y devolverá la posición en la cual se encontra la clave buscada. A continuación de esta función, hemos implementado una función que no se nos pedía, pero que hemos hecho para poder ver más claramente por consola cómo es la tabla que se nos ha creado y así poder comprobar mas claramente que nos ha devuelto la posición de la clave correcta y el número de operaciones básicas. Siguiendo el guión que nos han dado, hemos implementado las tres rutinas que serán los tres algoritmos de búsqueda y parte principal de este ejercicio.</text:p>
      <text:p text:style-name="P9"><text:soft-page-break/><text:tab/>En primer lugar, se nos pidió que implementásemos <text:s/>el algoritmo de búsqueda binaria (bbin). <text:s/>En <text:s/>este algoritmo lo primero que hemos hecho ha sido comparar la clave que vamos a buscar con un elemento cualquiera de la tabla (en nuestro caso se trata del elemento medio de la tabla). Si el valor del elemento medio es mayor que el del elemento buscado se repite el procedimiento en la parte de la tabla <text:s/>que abarca desde el primer elemento hasta el elemento medio, en caso contrario se toma la parte de la tabla que va desde el elemento medio hasta el último. De esta manera hemos podido obtener subtablas cada vez más pequeñas hasta que hemos obtenido una tabal de un sólo elemento y, por tanto, indivisible. Ya habríamos encontrado nuestra clave, en el supuesto caso de que se encontrase dentro de la tabla. Si, por el contrario, no se trata de la clave a buscar, entonces determinamos que esa clave no se encuentra en nuestra tabla.</text:p>
      <text:p text:style-name="P9"><text:tab/>En segundo lugar, teníamos que implemetar el algoritmo de busqueda lineal (blin). Este algoritmo se utiliza, generalmente, cuando la tabla está desordenada (campo orden tendría que valer NO_ORDENADO) . Este tipo de búsqueda consiste en ir comparando de una forma secuencial cada elemento de la tabla hasta llegar a la clave. En caso de que no esté la clave en la tabla dada, llegaría al final de la tabla sin <text:s/>obtener ingń resultado.</text:p>
      <text:p text:style-name="P9"><text:tab/>En tercer y úlimo lugar, se nos pide la realización de un algoritmo de busqueda llamado búsqueda lineal auto-organizada (blin_auto). Este método consiste en recorrer toda la tabla hasta encontrar la clave. Una vez encontrada la clave, realizamos un swap entre la propia clave y el elemento anterior a ella.</text:p>
      <text:p text:style-name="P9"><text:tab/>Las tres rutinas de búsqueda devolverán la posición de la clave encontrada en la tabla mediante el puntero ppos o si no se encontraba la clave en la tabla devolverán la constante NO_ENCONTRADO.</text:p>
      <text:p text:style-name="P9"><text:tab/>Hay que señalar que todas as funciones devuelven el número de Obs que hen sido empleadas o ERR en función de que su desarrollo fuera el deseado o no (exceptuando algunas funciones como ini_diccionario que devolverá NULL si ha ocurrido un error o bien el diccionario creado si no ha ocurrido ningún error).</text:p>
      <text:p text:style-name="P9"><text:tab/>Por último, para terminar la realización de este primer ejercicio de la práctica hemos tenido que modificar ejercicio1.c para que nos permtiese comprobar el correcto funcionamiento de los tres tipos de algoritmo de busque que hemos implementado. Esta modificación ha consistido prácticamente en llamar a la de ini_diccionario para crear un diccionario, pasándole nosotros el orden que queremos( si ORDENADO o NO_ORDENADO); y, posteriormente le asignamos a una variable( a la cual llamamos nob) el numero de operaciones básicas realizadas por la llamada a la función busca_diccionario, pasándole el metodo que queremos utilizar para buscar la clave en la tabla.</text:p>
      <text:p text:style-name="P9"/>
      <text:p text:style-name="P9"/>
      <text:p text:style-name="P9"><text:tab/>En el segundo ejercicio lo que hemos hecho ha sido implementar una serie de funciones para realizar las medidas de búsqueda desarrolladas en el ejercicio anterior. Para ello ha sido necesario añadir al fichero de tiempos.c (hecho en la práctica anterior) y su correspondiente declaración en el fichero tiempos.h de la función tiempo_medio_busqueda y la funcion genera_tiempos_busqueda .</text:p>
      <text:p text:style-name="P9"><text:tab/>La primera función sirve para automatizar la toma de tiempos. Esta rutina devolverá el valor de ERR en caso de error y OK en caso contrrio. Además, guardamos los resultados obtenidos en el fichero mediante la función que ya implementamos en la práctica anterior de guarda_tabla_tiempos. A esta función le pasamos como parámetros: el método de búsqueda a emplear, el orden que queremos, el fichero donde escribiremos los resultados, el número mínimo (num_min) y máximo (num_max) de claves a buscar, el incremento (incr), n_veces que es el número de veces que <text:soft-page-break/>queremos buscar la clave(n_veces será igual a 1 la mayoría de las veces) y, por último, el generador. Para este último parámetro fue necesario realizar la in<text:span text:style-name="T8">s</text:span>erción de dos funciones en busqueda.c llamadas : generador_claves_uniforme y generador_claves_potencial. <text:s/>La primera genera todas las claves de 1 a max de forma secuencial y si n_claves(parámetro pasado a la función junto con la tabla y el máximo) es igual al máximo tamaño de la tabla entonces se generan cada clave una unica vez. En cambio, la segunda genera siguiendo una distribucion aproximadamente potencial, siendo los valores más pequeños mucho más probables que los grandes (el valor 1 tiene una probabilidad del 50%, el dos del 17%, el tres el 9%, etc.).</text:p>
      <text:p text:style-name="P9"><text:tab/>El primer objetivo de este segundo ejercicio es la comparación del tiempo medio y las operaciones básicas entre las búsquedas lineal y binaria. Para el método de búsqueda lineal emplearemos diccionarios desordenados y en la búsqueda binaria <text:s/>utilizaremos diccionarios ordenados. Además debemos de buscar todas las claves contenidas en el diccionario una sola vez(n_veces =1) y la función generador de claves que debemos de emplear es la de generador_claves_uniforme. <text:s/></text:p>
      <text:p text:style-name="P9"><text:tab/>El segundo objetivo de este apartado es hacer lo mismo que en el primer apartado pero con el metodo de búsqueda de búsqueda lineal auto-organizada. La gran diferencia es que la función generador que hemos de emplear es la de generador_claves_potencial. De este apartado se deberá comparar el tiempo medio y número de operaciones básicas medias para la búsqueda auto-organizada en diccionarios desordenados y la búsqueda binaria en diccionarios ordenados. Lo probaremos para diccionarios de 100 elementos cambiando el valor del parámetro n_veces al menos para los valores de 1, 10, 100, 1000 y 10000.</text:p>
      <text:p text:style-name="P9"><text:tab/>Por último no será necesario que cambiemos nada en ejercicio2.c ya que este fichero nos viene dado en el zip adjuntado en la práctica y no será necesario implementarlo.</text:p>
      <text:p text:style-name="P9"/>
      <text:p text:style-name="P8"/>
      <text:p text:style-name="P11"><text:bookmark text:name="docs-internal-guid-d4b163ce-c6cf-02db-64"/>2. Herramientas y metodología:</text:p>
      <text:p text:style-name="P12"/>
      <text:p text:style-name="P14">Aquí exponemos qué entorno de desarrollo (Windows, Linux, MacOS) y herramientas hemos utilizado (Netbeans, Eclipse, gcc, Valgrind, Gnuplot, Sort, uniq, etc) y qué metodologías de desarrollo y soluciones al problema planteado hemos empleado en cada apartado. Así como las pruebas que hemos realizado a los programas desarrollados.</text:p>
      <text:p text:style-name="P8"/>
      <text:p text:style-name="P18"><text:bookmark text:name="docs-internal-guid-d4b163ce-c6cf-6c1b-e8"/>2.1 Apartado 1:</text:p>
      <text:p text:style-name="P21">Este apartado lo hemos realizado en el entorno de desarrollo de Linux y para programarlo hemos utilizado la herramienta de Cloud 9 (para poder trabajar ambos miembros del grupo sobre el mismo programa desde lugares distintos).</text:p>
      <text:p text:style-name="P21">La solución propuesta en este apartado es la implementación de cada una de las funciones explicadas y expuestas en la introducción. En donde hemos puesto especial atención ha sido en la implementación de las funciones de búsqueda del TAD Diccionario. <text:s/>En la función de búsqueda binaria nos hemos ayudado de un bucle while para el desarrollo del algoritmo. <text:s/>Dentro de este bucle lo que hemos hecho ha sido adjudicar a una variable el valor medio de la tabla y después hacer distintos casos en función de si el valor de esta nueva variable es igual, menor o mayor. Si resulta que es igual entonces asignamos a puntero ppos la posición de la variable ya que significará que hemos encontrado nuestra clave en el diccionario. Si es la clave menor que el valor del elemento <text:soft-page-break/>que se encuentra en la variable, entonces establecemos como último valor de nuestra subtabla la variable menos uno(para posteriormente recórrelo de forma recursiva pero ahora sobre esta nueva tabla, más pequeña que la inicial). Y en el último caso, es decir, resulta que el valor de la clave es mayor que el del elemento que se encuentra en nuestra variable (la que habíamos asignado desde el principio y que es el elemento medio de la tabla), entonces lo que hacemos es crear una nueva subtabla (que posteriormente recorreremos de forma recursiva) donde el principio será el valor medio más uno. Para la implementación de la función de búsqueda lineal hemos empleado un bucle for, ya que el algoritmo es simplemente recorrer toda la tabla hasta que hayamos encontrado la clave. Por último, a la hora de programar la búsqueda lineal auto-organizada, hemos optado por la opción de emplear un bule for para recorrer toda la tabla hasta llegar a la clave. En el momento en el que hayamos encontrado dicha clave lo que efectuamos es un swap entre la clave y el elemento inmediatamente anterior a él, exceptuando el caso en el que la clave se encontrase en la primera posición(no haríamos un swap con el anterior porque no hay ningún elemento que le preceda).</text:p>
      <text:p text:style-name="P21">Finalmente para el desarrollo de este apartado lo que hemos tenido que hacer ha sido cambiar el ejercicio1, como ya apuntábamos en la introducción. Hemos tenido que añadir la sentencia en la cual creamos un diccionario llamando a la función de ini_diccionario. <text:s/>Posteriormente, utilizando una variable llamada nob (que previamente hemos declara como un entero) guardamos el número de operaciones básicas realizadas por el método el cual le pasemos como argumento a la función busca_diccionario. Si esta variable tiene un valor igual o superior a 0, el programa nos puede imprimir por pantalla cuál es la clave, la posición en la que se encuentra y el número de OBs realizadas (en caso de que esté la clave presente en la tabla); que la clave no ha sido encontrada en la tabla; o, por si acaso no se cumple ninguna de las dos anteriores (debido a que ha habido algún error), <text:s/>error al buscar la clave. Además hemos añadido un bucle for para que se nos muestre la pantalla cómo era la permutación de la tabla inicial y, posteriormente, otro for para la nueva tabla una vez hecho el algoritmo de búsqueda. Y, por último, liberamos la permutación y liberamos el diccionario para evitar las pérdidas de memoria.</text:p>
      <text:p text:style-name="P17"/>
      <text:p text:style-name="P18">2.2 Apartado 2:</text:p>
      <text:p text:style-name="P15">Este apartado lo hemos realizado en el entorno de desarrollo de Linux y para programarlo </text:p>
      <text:p text:style-name="P19"><text:span text:style-name="Fuente_20_de_20_párrafo_20_predeter."><text:span text:style-name="T3">hemos utilizado la herramienta de Cloud 9 (para poder trabajar ambos miembros del grupo sobre el mismo programa desde lugares distintos). Además hemos utilizado el programa Gnuplot para la realización de la gráfica de los tiempos mínimo, máximo y promedio de operaciones básicas y poder comparar esos valores con los valores teóricos, para cada una de las situaciones que se nos pide.</text:span></text:span></text:p>
      <text:p text:style-name="P15"/>
      <text:p text:style-name="P21">Hemos tenido que implementar en este ejercicio dos funciones en tiempo.c llamadas </text:p>
      <text:p text:style-name="P16"><text:span text:style-name="Fuente_20_de_20_párrafo_20_predeter."><text:span text:style-name="T1">tiempo_medio_busqueda y la genera_tiempos_busqueda . La primera función se encarga de tomar los tiempos máximo, mínimo y medio de un algoritmo de búsqueda en una tabla dada. Para ello ha sido necesario que creásemos <text:s/>un diccionario <text:s/>(mediante la función ini_diccionario) y generásemos las permutaciones (mediante la llamada a la rutina de genera_perm). Después, insertamos dichas permutaciones en el diccionario mediante la función insercion_masiva_diccionario. Después llamamos a generador_claves_uniforme <text:s/>para que nos genere las claves (función explicada anteriormente en la introducción). A continuación entramos en un bucle for para llamar al método de búsqueda e introducimos el número de operaciones básicas en un array declarado previamente y </text:span></text:span><text:soft-page-break/><text:span text:style-name="Fuente_20_de_20_párrafo_20_predeter."><text:span text:style-name="T1">hacemos las comprobaciones del número máximo y mínimo de OBs realizadas. Por último, calculamos el tiempo promedio y el tiempo medio de ordenación <text:s/>y asignamos a cada campo del puntero ptiempo el valor que le corresponde. La segunda función automatiza la toma de tiempos, que será distinto dependiendo del tipo de búsqueda que utilicemos. En la implementación de esta función tuvimos que reservar memoria para un puntero a tiempo que será el que nos guarde el tiempo que tarda en realizarse la búsqueda de la clave. Después utilizamos un bucle for para incrementar el tamaño de las permutaciones llamando a tiempo_medio_busqueda para que nos devuelva el tiempo de cada una de las permutaciones. Por último llamamos a una función que ya teníamos implementada de la práctica anterior que es la de guarda_tabla_tiempos para que imprima en un fichero los tiempos obtenidos. Para finalizar y como apunte, hemos tenido que cambiar ejercicio2.c porque hemos tenido qe eliminar el parámetro de n_claves y, por tanto, cambiar a 11 el número que comparamos con el argc.</text:span></text:span></text:p>
      <text:p text:style-name="P24"/>
      <text:p text:style-name="P20"><text:span text:style-name="Fuente_20_de_20_párrafo_20_predeter."><text:span text:style-name="T4">Cabe destacar que en todos los apartados hemos utilizado las herramientas de valgrind y gcc para la detección de errores y el compilado de los programas. Además en ciertos apartados hemos tenido que emplear el debbuger para encontrar el punto en el cual se encuentra el error y así poder arreglarlo, y, además nos ha ayudado bastante a la comprensión del funcionamiento del algoritmo.</text:span></text:span></text:p>
      <text:p text:style-name="Text_20_body"/>
      <text:p text:style-name="P25"><text:span text:style-name="Fuente_20_de_20_párrafo_20_predeter."><text:span text:style-name="T5">3.Código fuente:</text:span></text:span></text:p>
      <text:p text:style-name="P22"><text:span text:style-name="Fuente_20_de_20_párrafo_20_predeter."><text:span text:style-name="T6">Aquí ponemos el código fuente </text:span></text:span><text:span text:style-name="Fuente_20_de_20_párrafo_20_predeter."><text:span text:style-name="T7">exclusivamente de las rutinas que hemos desarrollado nosotros </text:span></text:span><text:span text:style-name="Fuente_20_de_20_párrafo_20_predeter."><text:span text:style-name="T6">en cada apartado.</text:span></text:span></text:p>
      <text:p text:style-name="P23"/>
      <text:p text:style-name="P13">4.Resultados:</text:p>
      <text:p text:style-name="P13"/>
      <text:p text:style-name="P13">5.Cuestiones:</text:p>
      <text:p text:style-name="P30">1<text:span text:style-name="T9">. ¿Cuál es la operación básica de bbin, blin y blin_auto?</text:span></text:p>
      <text:p text:style-name="P31">La operación básica de la búsqueda binaria (bbin) es:</text:p>
      <text:p text:style-name="P31"><text:s/>if(tabla[m]==clave){</text:p>
      <text:p text:style-name="P31"><text:tab/>….</text:p>
      <text:p text:style-name="P31">}</text:p>
      <text:p text:style-name="P31">else if(clave&lt;tabla[m]){</text:p>
      <text:p text:style-name="P31"><text:tab/>…</text:p>
      <text:p text:style-name="P31">}</text:p>
      <text:p text:style-name="P31">else{</text:p>
      <text:p text:style-name="P31"><text:tab/>…</text:p>
      <text:p text:style-name="P31"><text:soft-page-break/>}</text:p>
      <text:p text:style-name="P32">Aunque haya dos operaciones las contamos como una.</text:p>
      <text:p text:style-name="P32">La operación básica de la búsqueda lineal (blin) es:</text:p>
      <text:p text:style-name="P32">tabla[i]==clave </text:p>
      <text:p text:style-name="P32">Esta se encuentra dentro del bucle que va recorriendo toda la tabla hasta que encuentra la clave(que es la comparación que realiza nuestra operación básica).</text:p>
      <text:p text:style-name="P32"/>
      <text:p text:style-name="P32">La operación básica de la búsqueda lineal auto-organizada es:</text:p>
      <text:p text:style-name="P32">tabla[i]==clave</text:p>
      <text:p text:style-name="P32">En este caso es la misma que en la búsqueda lineal porque en lo que se dir¡ferencian es que después de haber encontrado la clave, la búsqueda lineal lo que hace es devolverte el valor y la posición de la clave; mientras que la búsqueda lineal auto-organizada hace además un swap con el elemento anterior(salvo en el caso de que la clave se encuentre en la primera posición).</text:p>
      <text:p text:style-name="P32"/>
      <text:p text:style-name="P32">2<text:span text:style-name="T9">.Dar tiempos de ejecución en función del tamaño de entrada n para el caso peor W SS (n) y el caso mejor B SS (n) de BBin y BLin. Utilizar la notación asinstótica (O, Θ, o, Ω,etc) siempre que se pueda.</text:span></text:p>
      <text:p text:style-name="P32"><text:span text:style-name="T9"/></text:p>
      <text:p text:style-name="P33"><text:span text:style-name="T9">BSS(n) de BLin = </text:span><text:span text:style-name="T10">O(1) <text:s text:c="3"/>(caso en el que la clave se encuentra en la primera posición)</text:span></text:p>
      <text:p text:style-name="P33"><text:span text:style-name="T9">WSS(n) de BLin</text:span><text:span text:style-name="T10"> = O(n) <text:s text:c="3"/>(caso en el que la clave se encuentr en la última posición)</text:span></text:p>
      <text:p text:style-name="P33"><text:span text:style-name="T10"/></text:p>
      <text:p text:style-name="P29">BSS(n) de BBin <text:span text:style-name="T10">= O(1) <text:s text:c="3"/>(caso en el que la clave se encuentra en la posición </text:span><text:span text:style-name="T11">del medio de la tabla</text:span><text:span text:style-name="T10">)</text:span></text:p>
      <text:p text:style-name="P33"><text:span text:style-name="T9">WSS(n) de BBin </text:span><text:span text:style-name="T10">= O(log(n)) <text:s text:c="2"/></text:span><text:span text:style-name="T11">(caso en el que la clave se encuentra en una de las dos posiciones de <text:tab/><text:tab/><text:tab/><text:tab/> <text:s text:c="3"/>los etremos de la tabla, es decir, en una de sus esquinas)</text:span></text:p>
      <text:p text:style-name="P33"><text:span text:style-name="T11"/></text:p>
      <text:p text:style-name="P34"><text:span text:style-name="T10">3. </text:span><text:span text:style-name="T9">Cuando se utiliza blin auto y la distribución no uniforme dada ¿Cómo varı́a la posición de los elementos de la lista de claves según se van realizando más búsquedas?</text:span></text:p>
      <text:p text:style-name="P34"><text:span text:style-name="T9"/></text:p>
      <text:p text:style-name="P34"><text:span text:style-name="T9"/></text:p>
      <text:p text:style-name="P34"><text:span text:style-name="T9"/></text:p>
      <text:p text:style-name="P35">4. <text:span text:style-name="T9">¿Cuál es el orden de ejecución medio de blin auto en función del tamaño de elementos en el diccionario n para el caso de claves con distribución no uniforme dado? Considerar que ya se ha realizado un elevado número de búsquedas y que la lista está en situación más o menos estable.</text:span></text:p>
      <text:p text:style-name="P35"><text:soft-page-break/><text:span text:style-name="T9"/></text:p>
      <text:p text:style-name="P35"><text:span text:style-name="T9"/></text:p>
      <text:p text:style-name="P35">5. <text:span text:style-name="T9">Justifica lo más formalmente que puedas la corrección (o dicho de otra manera, el por qué busca bien) del algoritmo bbin.</text:span></text:p>
      <text:p text:style-name="P36"><text:tab/>En la búsqueda binaria cada vez que hacemos una iteración (exceptuando el caso en el que el <text:s/>elemento se encuentra en la posición media de la tabla) el nuevo tamaño de la tabla es menor que la mita que el previo. Dependiendo de si el valor es mayor o menor que el elemento medio de la tabla nos quedaremos con la subtabla izquierda o derecha y, así, sucesivamente. De tal forma que nos queda una iteración que sería:</text:p>
      <text:p text:style-name="P36"><text:span text:style-name="T9"/></text:p>
      <text:p text:style-name="P37">N → N/2 → N/2<text:span text:style-name="T12">2 </text:span><text:span text:style-name="T13"><text:s/>→ N/2</text:span><text:span text:style-name="T12">3</text:span><text:span text:style-name="T13"> → …….→ N/2</text:span><text:span text:style-name="T12">k</text:span><text:span text:style-name="T13"> &lt;= 1<text:tab/>k=número máximo de divisiones por 2, es decir, <text:tab/><text:tab/><text:tab/><text:tab/><text:tab/><text:tab/><text:tab/> <text:s text:c="3"/>número máximo de iteraciones.</text:span></text:p>
      <text:p text:style-name="P38"><text:span text:style-name="T13">Llegamos al punto en el que es menor o igul que 1 porque llega un momento en el que la tabla sólo tiene un elemento(que si coincide con la clave que buscamos ya hemos terminado el algoritmo) o tiene menos ya que la clave no ha sido encontrada en la tabla.</text:span></text:p>
      <text:p text:style-name="P38"><text:span text:style-name="T13"/></text:p>
      <text:p text:style-name="P28"><text:span text:style-name="T13">6.Conclusiones finales:</text:span></text:p>
      <text:p text:style-name="P39"><text:span text:style-name="T13"><text:tab/>En esta práctica hemos reforzado nuestros conocimientos acerca de los algortimos de búsqueda (búsqueda lineal, busqueda binaria y búsqueda lineal auto-organizada). Además, también hemos aprendido a utilizar los diccionarios, ya que hemos tenido que implementar el TAD Diccionario para obtener las tablas necesarias sobre las cuales buscar nuestras claves (haciendo todas las funciones que ello conlleva omo crear, insertar, liberar…).</text:span></text:p>
      <text:p text:style-name="P39"><text:span text:style-name="T13"><text:tab/>Además hemos reforzado nuestro conocimiento en punteros ya que teníamos que devolver la posición de la clave mediante el uso de un puntero. Por otra parte, también hemos reforzado el tema referido a la reserva y liberación de memoria a la hora de tener que reservar memoria para nuestras tab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Lucía Colmenarejo Pérez</meta:initial-creator>
    <meta:creation-date>2016-12-03T19:13:00Z</meta:creation-date>
    <dc:date>2016-12-08T12:47:19.552976150</dc:date>
    <meta:editing-cycles>2</meta:editing-cycles>
    <meta:editing-duration>PT2H52M5S</meta:editing-duration>
    <meta:document-statistic meta:table-count="1" meta:image-count="0" meta:object-count="0" meta:page-count="8" meta:paragraph-count="72" meta:word-count="3277" meta:character-count="19819" meta:non-whitespace-character-count="16528"/>
    <meta:template xlink:type="simple" xlink:actuate="onRequest" xlink:title="" xlink:href="../../../../../Descargas/Análisis%20de%20Algoritmos%202016.odt/Normal.dotm"/>
  </office:meta>
</office:document-meta>
</file>